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 svg:font-family="'Droid Sans Devanagari'"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language="en" fo:country="US" officeooo:paragraph-rsid="0010c76a"/>
    </style:style>
    <style:style style:name="P2" style:family="paragraph" style:parent-style-name="Standard">
      <style:text-properties officeooo:paragraph-rsid="0010c76a"/>
    </style:style>
    <style:style style:name="P3" style:family="paragraph" style:parent-style-name="Standard" style:master-page-name="MP0">
      <style:paragraph-properties style:page-number="auto" fo:break-before="page"/>
      <style:text-properties fo:language="en" fo:country="US" officeooo:paragraph-rsid="0010c76a"/>
    </style:style>
    <style:style style:name="T1" style:family="text">
      <style:text-properties fo:language="en" fo:country="US"/>
    </style:style>
    <style:style style:name="T2" style:family="text">
      <style:text-properties fo:language="en" fo:country="U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r editor,</text:p>
      <text:p text:style-name="P1"/>
      <text:p text:style-name="P1">we would like to submit our manuscript titled “The effects of ongoing context inference on motor learning” for publication as an original research article in the journal Nature Communications.</text:p>
      <text:p text:style-name="P1"/>
      <text:p text:style-name="P2"><text:span text:style-name="Absatz-Standardschriftart"><text:span text:style-name="T1">We consider context inference as a continuous process of probabilistic integration of sensory information and prior knowledge, as opposed to immediate switches between known contexts. We show that this process provides a unifying explanation for many effects of training and performance history on observed motor responses in human participants, which had so far required a number of </text:span></text:span><text:span text:style-name="Absatz-Standardschriftart"><text:span text:style-name="T2">ad hoc</text:span></text:span><text:span text:style-name="Absatz-Standardschriftart"><text:span text:style-name="T1"> explanations. To do this, we introduce a novel mathematical model for motor adaptation with an explicit mechanism for context inference based on exact Bayesian inference. By combining simulations with experimental results from previous studies, we show that evidence for this continuous process of belief updating can be found in measured behavior during several standard motor adaptation tasks, including effects on learning rate and task switching.</text:span></text:span></text:p>
      <text:p text:style-name="P1"/>
      <text:p text:style-name="P1">These results show that the effect of context on behavior is profound and can be readily detected in experiments that were not even originally designed to test for contextual effects. Our results add to our understanding of the effects of context inference, which has been shown to affect not only behavior, but also neuronal population activity (e.g. in Sanders et al. (2020). eLife 9) and even single Purkinje cells (e.g. in Herzfeld et al. (2018). Nature Neuroscience 21, no. 5).</text:p>
      <text:p text:style-name="P1"/>
      <text:p text:style-name="P2"><text:span text:style-name="Absatz-Standardschriftart"><text:span text:style-name="T1">Our account of contextual motor adaptation also makes key predictions for how context influences concrete behavior. These can be tested in future experimental studies, with wide-ranging implications for our understanding of the way motor control is controlled by the brain. Importantly, neither the phenomena discussed in the manuscript nor the predictions made by the model depend on its exact mathematical implementation. Instead, they stem from the generic notion that context inference is an independent process that occurs constantly and whose intricacies affect our everyday behavior. We believe that this interpretation has important implications for our understanding of how behavior is computed by the brain and will be interesting to both experimental and theoretical readers of Nature Communications.</text:span></text:span></text:p>
      <text:p text:style-name="P1"/>
      <text:p text:style-name="P1"/>
      <text:p text:style-name="P2"><text:span text:style-name="Absatz-Standardschriftart"><text:span text:style-name="T1">Sincerely,<text:line-break/>Darío Cuevas &amp; Stefan Kiebe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 svg:font-family="'Droid Sans Devanagari'"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loext:hyphenation-no-caps="false"/>
    </style:style>
    <style:style style:name="Absatz-Standardschriftart" style:family="tex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1-08T14:44:00Z</meta:creation-date>
    <dc:date>2021-11-11T17:18:17.978127601</dc:date>
    <meta:editing-cycles>14</meta:editing-cycles>
    <meta:editing-duration>PT10M47S</meta:editing-duration>
    <meta:document-statistic meta:table-count="0" meta:image-count="0" meta:object-count="0" meta:page-count="1" meta:paragraph-count="6" meta:word-count="358" meta:character-count="2377" meta:non-whitespace-character-count="2025"/>
    <meta:template xlink:type="simple" xlink:actuate="onRequest" xlink:title="" xlink:href="../../../../../../tmp/mozilla_dario0/cover_letter_sk.odt/Normal"/>
  </office:meta>
</office:document-meta>
</file>